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003056" calcext:value-type="float">
            <text:p>0.003056</text:p>
          </table:table-cell>
          <table:table-cell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0.00318" calcext:value-type="float">
            <text:p>0.00318</text:p>
          </table:table-cell>
          <table:table-cell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float" office:value="0.00346" calcext:value-type="float">
            <text:p>0.00346</text:p>
          </table:table-cell>
          <table:table-cell office:value-type="float" office:value="1.99563519459755" calcext:value-type="float">
            <text:p>1.9956351946</text:p>
          </table:table-cell>
        </table:table-row>
        <table:table-row table:style-name="ro1">
          <table:table-cell office:value-type="float" office:value="0.003957" calcext:value-type="float">
            <text:p>0.003957</text:p>
          </table:table-cell>
          <table:table-cell office:value-type="float" office:value="2.52762990087134" calcext:value-type="float">
            <text:p>2.5276299009</text:p>
          </table:table-cell>
        </table:table-row>
        <table:table-row table:style-name="ro1">
          <table:table-cell office:value-type="float" office:value="0.00493" calcext:value-type="float">
            <text:p>0.00493</text:p>
          </table:table-cell>
          <table:table-cell office:value-type="float" office:value="2.98632377705077" calcext:value-type="float">
            <text:p>2.9863237771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3.35698140099313" calcext:value-type="float">
            <text:p>3.356981401</text:p>
          </table:table-cell>
        </table:table-row>
        <table:table-row table:style-name="ro1">
          <table:table-cell office:value-type="float" office:value="0.009793" calcext:value-type="float">
            <text:p>0.009793</text:p>
          </table:table-cell>
          <table:table-cell office:value-type="float" office:value="3.66735954618309" calcext:value-type="float">
            <text:p>3.6673595462</text:p>
          </table:table-cell>
        </table:table-row>
        <table:table-row table:style-name="ro1">
          <table:table-cell office:value-type="float" office:value="0.014767" calcext:value-type="float">
            <text:p>0.014767</text:p>
          </table:table-cell>
          <table:table-cell office:value-type="float" office:value="3.91280639266129" calcext:value-type="float">
            <text:p>3.9128063927</text:p>
          </table:table-cell>
        </table:table-row>
        <table:table-row table:style-name="ro1">
          <table:table-cell office:value-type="float" office:value="0.022732" calcext:value-type="float">
            <text:p>0.022732</text:p>
          </table:table-cell>
          <table:table-cell office:value-type="float" office:value="4.09974968084899" calcext:value-type="float">
            <text:p>4.0997496808</text:p>
          </table:table-cell>
        </table:table-row>
        <table:table-row table:style-name="ro1">
          <table:table-cell office:value-type="float" office:value="0.033389" calcext:value-type="float">
            <text:p>0.033389</text:p>
          </table:table-cell>
          <table:table-cell office:value-type="float" office:value="4.23365593968576" calcext:value-type="float">
            <text:p>4.2336559397</text:p>
          </table:table-cell>
        </table:table-row>
        <table:table-row table:style-name="ro1">
          <table:table-cell office:value-type="float" office:value="0.047544" calcext:value-type="float">
            <text:p>0.047544</text:p>
          </table:table-cell>
          <table:table-cell office:value-type="float" office:value="4.32947923838749" calcext:value-type="float">
            <text:p>4.3294792384</text:p>
          </table:table-cell>
        </table:table-row>
        <table:table-row table:style-name="ro1">
          <table:table-cell office:value-type="float" office:value="0.064706" calcext:value-type="float">
            <text:p>0.064706</text:p>
          </table:table-cell>
          <table:table-cell office:value-type="float" office:value="4.40426910890542" calcext:value-type="float">
            <text:p>4.4042691089</text:p>
          </table:table-cell>
        </table:table-row>
        <table:table-row table:style-name="ro1">
          <table:table-cell office:value-type="float" office:value="0.085274" calcext:value-type="float">
            <text:p>0.085274</text:p>
          </table:table-cell>
          <table:table-cell office:value-type="float" office:value="4.46814047426064" calcext:value-type="float">
            <text:p>4.4681404743</text:p>
          </table:table-cell>
        </table:table-row>
        <table:table-row table:style-name="ro1">
          <table:table-cell office:value-type="float" office:value="0.108115" calcext:value-type="float">
            <text:p>0.108115</text:p>
          </table:table-cell>
          <table:table-cell office:value-type="float" office:value="4.52360341213657" calcext:value-type="float">
            <text:p>4.5236034121</text:p>
          </table:table-cell>
        </table:table-row>
        <table:table-row table:style-name="ro1">
          <table:table-cell office:value-type="float" office:value="0.133855" calcext:value-type="float">
            <text:p>0.133855</text:p>
          </table:table-cell>
          <table:table-cell office:value-type="float" office:value="4.57064799841934" calcext:value-type="float">
            <text:p>4.5706479984</text:p>
          </table:table-cell>
        </table:table-row>
        <table:table-row table:style-name="ro1">
          <table:table-cell office:value-type="float" office:value="0.163201" calcext:value-type="float">
            <text:p>0.163201</text:p>
          </table:table-cell>
          <table:table-cell office:value-type="float" office:value="4.61465470238628" calcext:value-type="float">
            <text:p>4.6146547024</text:p>
          </table:table-cell>
        </table:table-row>
        <table:table-row table:style-name="ro1">
          <table:table-cell office:value-type="float" office:value="0.196179" calcext:value-type="float">
            <text:p>0.196179</text:p>
          </table:table-cell>
          <table:table-cell office:value-type="float" office:value="4.65433058798471" calcext:value-type="float">
            <text:p>4.654330588</text:p>
          </table:table-cell>
        </table:table-row>
        <table:table-row table:style-name="ro1">
          <table:table-cell office:value-type="float" office:value="0.234191" calcext:value-type="float">
            <text:p>0.234191</text:p>
          </table:table-cell>
          <table:table-cell office:value-type="float" office:value="4.68962846748975" calcext:value-type="float">
            <text:p>4.6896284675</text:p>
          </table:table-cell>
        </table:table-row>
        <table:table-row table:style-name="ro1">
          <table:table-cell office:value-type="float" office:value="0.277053" calcext:value-type="float">
            <text:p>0.277053</text:p>
          </table:table-cell>
          <table:table-cell office:value-type="float" office:value="4.72301212042924" calcext:value-type="float">
            <text:p>4.7230121204</text:p>
          </table:table-cell>
        </table:table-row>
        <table:table-row table:style-name="ro1">
          <table:table-cell office:value-type="float" office:value="0.317248" calcext:value-type="float">
            <text:p>0.317248</text:p>
          </table:table-cell>
          <table:table-cell office:value-type="float" office:value="4.75378216062844" calcext:value-type="float">
            <text:p>4.7537821606</text:p>
          </table:table-cell>
        </table:table-row>
        <table:table-row table:style-name="ro1">
          <table:table-cell office:value-type="float" office:value="0.366209" calcext:value-type="float">
            <text:p>0.366209</text:p>
          </table:table-cell>
          <table:table-cell office:value-type="float" office:value="4.7830813562767" calcext:value-type="float">
            <text:p>4.7830813563</text:p>
          </table:table-cell>
        </table:table-row>
        <table:table-row table:style-name="ro1">
          <table:table-cell office:value-type="float" office:value="0.415804" calcext:value-type="float">
            <text:p>0.415804</text:p>
          </table:table-cell>
          <table:table-cell office:value-type="float" office:value="4.80978858474278" calcext:value-type="float">
            <text:p>4.8097885847</text:p>
          </table:table-cell>
        </table:table-row>
        <table:table-row table:style-name="ro1">
          <table:table-cell office:value-type="float" office:value="0.474193" calcext:value-type="float">
            <text:p>0.474193</text:p>
          </table:table-cell>
          <table:table-cell office:value-type="float" office:value="4.83525923291274" calcext:value-type="float">
            <text:p>4.8352592329</text:p>
          </table:table-cell>
        </table:table-row>
        <table:table-row table:style-name="ro1">
          <table:table-cell office:value-type="float" office:value="0.546036" calcext:value-type="float">
            <text:p>0.546036</text:p>
          </table:table-cell>
          <table:table-cell office:value-type="float" office:value="4.85940251783314" calcext:value-type="float">
            <text:p>4.8594025178</text:p>
          </table:table-cell>
        </table:table-row>
        <table:table-row table:style-name="ro1">
          <table:table-cell office:value-type="float" office:value="0.60939" calcext:value-type="float">
            <text:p>0.60939</text:p>
          </table:table-cell>
          <table:table-cell office:value-type="float" office:value="4.88247900010416" calcext:value-type="float">
            <text:p>4.8824790001</text:p>
          </table:table-cell>
        </table:table-row>
        <table:table-row table:style-name="ro1">
          <table:table-cell office:value-type="float" office:value="0.688346" calcext:value-type="float">
            <text:p>0.688346</text:p>
          </table:table-cell>
          <table:table-cell office:value-type="float" office:value="4.90430972576754" calcext:value-type="float">
            <text:p>4.9043097258</text:p>
          </table:table-cell>
        </table:table-row>
        <table:table-row table:style-name="ro1">
          <table:table-cell office:value-type="float" office:value="0.761846" calcext:value-type="float">
            <text:p>0.761846</text:p>
          </table:table-cell>
          <table:table-cell office:value-type="float" office:value="4.92528114304671" calcext:value-type="float">
            <text:p>4.925281143</text:p>
          </table:table-cell>
        </table:table-row>
        <table:table-row table:style-name="ro1">
          <table:table-cell office:value-type="float" office:value="0.845337" calcext:value-type="float">
            <text:p>0.845337</text:p>
          </table:table-cell>
          <table:table-cell office:value-type="float" office:value="4.94510898621628" calcext:value-type="float">
            <text:p>4.9451089862</text:p>
          </table:table-cell>
        </table:table-row>
        <table:table-row table:style-name="ro1">
          <table:table-cell office:value-type="float" office:value="0.930348" calcext:value-type="float">
            <text:p>0.930348</text:p>
          </table:table-cell>
          <table:table-cell office:value-type="float" office:value="4.96380670930386" calcext:value-type="float">
            <text:p>4.9638067093</text:p>
          </table:table-cell>
        </table:table-row>
        <table:table-row table:style-name="ro1">
          <table:table-cell office:value-type="float" office:value="1.03707" calcext:value-type="float">
            <text:p>1.03707</text:p>
          </table:table-cell>
          <table:table-cell office:value-type="float" office:value="4.98238883853672" calcext:value-type="float">
            <text:p>4.9823888385</text:p>
          </table:table-cell>
        </table:table-row>
        <table:table-row table:style-name="ro1">
          <table:table-cell office:value-type="float" office:value="1.143029" calcext:value-type="float">
            <text:p>1.143029</text:p>
          </table:table-cell>
          <table:table-cell office:value-type="float" office:value="4.99970892517617" calcext:value-type="float">
            <text:p>4.9997089252</text:p>
          </table:table-cell>
        </table:table-row>
        <table:table-row table:style-name="ro1">
          <table:table-cell office:value-type="float" office:value="1.234969" calcext:value-type="float">
            <text:p>1.234969</text:p>
          </table:table-cell>
          <table:table-cell office:value-type="float" office:value="5.01675346326857" calcext:value-type="float">
            <text:p>5.0167534633</text:p>
          </table:table-cell>
        </table:table-row>
        <table:table-row table:style-name="ro1">
          <table:table-cell office:value-type="float" office:value="1.328938" calcext:value-type="float">
            <text:p>1.328938</text:p>
          </table:table-cell>
          <table:table-cell office:value-type="float" office:value="5.03265501768916" calcext:value-type="float">
            <text:p>5.0326550177</text:p>
          </table:table-cell>
        </table:table-row>
        <table:table-row table:style-name="ro1">
          <table:table-cell office:value-type="float" office:value="1.458729" calcext:value-type="float">
            <text:p>1.458729</text:p>
          </table:table-cell>
          <table:table-cell office:value-type="float" office:value="5.04821644025836" calcext:value-type="float">
            <text:p>5.0482164403</text:p>
          </table:table-cell>
        </table:table-row>
        <table:table-row table:style-name="ro1">
          <table:table-cell office:value-type="float" office:value="1.577444" calcext:value-type="float">
            <text:p>1.577444</text:p>
          </table:table-cell>
          <table:table-cell office:value-type="float" office:value="5.06307428152469" calcext:value-type="float">
            <text:p>5.0630742815</text:p>
          </table:table-cell>
        </table:table-row>
        <table:table-row table:style-name="ro1">
          <table:table-cell office:value-type="float" office:value="1.704753" calcext:value-type="float">
            <text:p>1.704753</text:p>
          </table:table-cell>
          <table:table-cell office:value-type="float" office:value="5.07783647240567" calcext:value-type="float">
            <text:p>5.0778364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2:47:56.812390169</meta:creation-date>
    <dc:date>2018-02-21T12:49:10.290390082</dc:date>
    <meta:editing-duration>PT1M13S</meta:editing-duration>
    <meta:editing-cycles>1</meta:editing-cycles>
    <meta:document-statistic meta:table-count="1" meta:cell-count="72" meta:object-count="0"/>
    <meta:generator>LibreOffice/4.4.7.2$Linux_X86_64 LibreOffice_project/40m0$Build-2</meta:generator>
  </office:meta>
</office:document-meta>
</file>